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33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11_20-42-0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11_22-36-08_000.jpg</text:p>
          </table:table-cell>
          <table:table-cell table:style-name="ce12" office:value-type="string">
            <text:p>:m :PHOTO 寝た時刻 / 2022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12_02-22-28_000.jpg</text:p>
          </table:table-cell>
          <table:table-cell table:style-name="ce21" office:value-type="string">
            <text:p>:m :PHOTO 起きた時刻（夜中） / 2022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12_04-09-18_000.jpg</text:p>
          </table:table-cell>
          <table:table-cell table:style-name="ce19" office:value-type="string">
            <text:p>:m :PHOTO 起きた時刻 / 2022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12_04-25-04_000.jpg</text:p>
          </table:table-cell>
          <table:table-cell table:style-name="ce20" office:value-type="float" office:value="0">
            <text:p>0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12_05-18-43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出発時間：部屋を出る時間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東和 PHOTO / 220212sa / 雑司が谷駅 / オープンレジデンシア池袋 / １名 / ホクシン設備（オープンハウス・アーキテクト） / 出発時間：部屋を出る時間">
            <text:p><text:s/>:m 東和 PHOTO / 220212sa / 雑司が谷駅 / オープンレジデンシア池袋 / １名 / ホクシン設備（オープンハウス・アーキテクト） / 出発時間：部屋を出る時間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2-12_05-28-22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出発時間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東和 PHOTO / 220212sa / 雑司が谷駅 / オープンレジデンシア池袋 / １名 / ホクシン設備（オープンハウス・アーキテクト） / 出発時間">
            <text:p><text:s/>:m 東和 PHOTO / 220212sa / 雑司が谷駅 / オープンレジデンシア池袋 / １名 / ホクシン設備（オープンハウス・アーキテクト） / 出発時間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2-12_06-56-45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現場状況 / N-35-43-23.086853 E-139-42-42.121582</text:p>
          </table:table-cell>
          <table:table-cell table:style-name="ce19"/>
          <table:table-cell table:style-name="ce5" table:formula="of:=[.F9]" office:value-type="string" office:string-value="N-35-43-23.086853 E-139-42-42.121582">
            <text:p>N-35-43-23.086853 E-139-42-42.121582</text:p>
          </table:table-cell>
          <table:table-cell table:style-name="ce5" office:value-type="string">
            <text:p>N-35-43-23.086853 E-139-42-42.121582</text:p>
          </table:table-cell>
          <table:table-cell table:style-name="ce40" table:formula="of:=IF([.E9]=&quot;&quot;;[.C9];CONCATENATE([.C9];&quot; / &quot;;[.E9]))" office:value-type="string" office:string-value=" :m 東和 PHOTO / 220212sa / 雑司が谷駅 / オープンレジデンシア池袋 / １名 / ホクシン設備（オープンハウス・アーキテクト） / 現場状況 / N-35-43-23.086853 E-139-42-42.121582 / N-35-43-23.086853 E-139-42-42.121582">
            <text:p><text:s/>:m 東和 PHOTO / 220212sa / 雑司が谷駅 / オープンレジデンシア池袋 / １名 / ホクシン設備（オープンハウス・アーキテクト） / 現場状況 / N-35-43-23.086853 E-139-42-42.121582 / N-35-43-23.086853 E-139-42-42.12158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2-12_07-45-09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現場状況 / N-35-43-22.166748 E-139-42-42.06665</text:p>
          </table:table-cell>
          <table:table-cell table:style-name="ce21"/>
          <table:table-cell table:style-name="ce5" table:formula="of:=[.F10]" office:value-type="string" office:string-value="N-35-43-22.166748 E-139-42-42.06665">
            <text:p>N-35-43-22.166748 E-139-42-42.06665</text:p>
          </table:table-cell>
          <table:table-cell table:style-name="ce5" office:value-type="string">
            <text:p>N-35-43-22.166748 E-139-42-42.06665</text:p>
          </table:table-cell>
          <table:table-cell table:style-name="ce40" table:formula="of:=IF([.E10]=&quot;&quot;;[.C10];CONCATENATE([.C10];&quot; / &quot;;[.E10]))" office:value-type="string" office:string-value=" :m 東和 PHOTO / 220212sa / 雑司が谷駅 / オープンレジデンシア池袋 / １名 / ホクシン設備（オープンハウス・アーキテクト） / 現場状況 / N-35-43-22.166748 E-139-42-42.06665 / N-35-43-22.166748 E-139-42-42.06665">
            <text:p><text:s/>:m 東和 PHOTO / 220212sa / 雑司が谷駅 / オープンレジデンシア池袋 / １名 / ホクシン設備（オープンハウス・アーキテクト） / 現場状況 / N-35-43-22.166748 E-139-42-42.06665 / N-35-43-22.166748 E-139-42-42.0666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2-12_07-45-23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現場状況 / N-35-43-22.166748 E-139-42-42.06665</text:p>
          </table:table-cell>
          <table:table-cell table:style-name="ce19"/>
          <table:table-cell table:style-name="ce5" table:formula="of:=[.F11]" office:value-type="string" office:string-value="N-35-43-22.166748 E-139-42-42.06665">
            <text:p>N-35-43-22.166748 E-139-42-42.06665</text:p>
          </table:table-cell>
          <table:table-cell table:style-name="ce5" office:value-type="string">
            <text:p>N-35-43-22.166748 E-139-42-42.06665</text:p>
          </table:table-cell>
          <table:table-cell table:style-name="ce40" table:formula="of:=IF([.E11]=&quot;&quot;;[.C11];CONCATENATE([.C11];&quot; / &quot;;[.E11]))" office:value-type="string" office:string-value=" :m 東和 PHOTO / 220212sa / 雑司が谷駅 / オープンレジデンシア池袋 / １名 / ホクシン設備（オープンハウス・アーキテクト） / 現場状況 / N-35-43-22.166748 E-139-42-42.06665 / N-35-43-22.166748 E-139-42-42.06665">
            <text:p><text:s/>:m 東和 PHOTO / 220212sa / 雑司が谷駅 / オープンレジデンシア池袋 / １名 / ホクシン設備（オープンハウス・アーキテクト） / 現場状況 / N-35-43-22.166748 E-139-42-42.06665 / N-35-43-22.166748 E-139-42-42.06665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2-12_19-30-42_000.jpg</text:p>
          </table:table-cell>
          <table:table-cell table:style-name="ce19" office:value-type="string">
            <text:p><text:s/>:m 東和 PHOTO / 220212sa / 雑司が谷駅 / オープンレジデンシア池袋 / １名 / ホクシン設備（オープンハウス・アーキテクト） / 日報 / N-35-35-28.518676 E-139-34-49.270019</text:p>
          </table:table-cell>
          <table:table-cell table:style-name="ce20"/>
          <table:table-cell table:style-name="ce5" table:formula="of:=[.F12]" office:value-type="string" office:string-value="N-35-35-28.518676 E-139-34-49.270019">
            <text:p>N-35-35-28.518676 E-139-34-49.270019</text:p>
          </table:table-cell>
          <table:table-cell table:style-name="ce5" office:value-type="string">
            <text:p>N-35-35-28.518676 E-139-34-49.270019</text:p>
          </table:table-cell>
          <table:table-cell table:style-name="ce40" table:formula="of:=IF([.E12]=&quot;&quot;;[.C12];CONCATENATE([.C12];&quot; / &quot;;[.E12]))" office:value-type="string" office:string-value=" :m 東和 PHOTO / 220212sa / 雑司が谷駅 / オープンレジデンシア池袋 / １名 / ホクシン設備（オープンハウス・アーキテクト） / 日報 / N-35-35-28.518676 E-139-34-49.270019 / N-35-35-28.518676 E-139-34-49.270019">
            <text:p><text:s/>:m 東和 PHOTO / 220212sa / 雑司が谷駅 / オープンレジデンシア池袋 / １名 / ホクシン設備（オープンハウス・アーキテクト） / 日報 / N-35-35-28.518676 E-139-34-49.270019 / N-35-35-28.518676 E-139-34-49.27001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2-12_21-27-23_000.jpg</text:p>
          </table:table-cell>
          <table:table-cell table:style-name="ce19" office:value-type="string">
            <text:p><text:s/>:m 食べた物 <text:s/>/ N-35-35-28.49121 E-139-34-49.270019</text:p>
          </table:table-cell>
          <table:table-cell table:style-name="ce21"/>
          <table:table-cell table:style-name="ce5" table:formula="of:=[.F13]" office:value-type="string" office:string-value="N-35-35-28.49121 E-139-34-49.270019">
            <text:p>N-35-35-28.49121 E-139-34-49.270019</text:p>
          </table:table-cell>
          <table:table-cell table:style-name="ce5" office:value-type="string">
            <text:p>N-35-35-28.49121 E-139-34-49.270019</text:p>
          </table:table-cell>
          <table:table-cell table:style-name="ce40" table:formula="of:=IF([.E13]=&quot;&quot;;[.C13];CONCATENATE([.C13];&quot; / &quot;;[.E13]))" office:value-type="string" office:string-value=" :m 食べた物  / N-35-35-28.49121 E-139-34-49.270019 / N-35-35-28.49121 E-139-34-49.270019">
            <text:p><text:s/>:m 食べた物 <text:s/>/ N-35-35-28.49121 E-139-34-49.270019 / N-35-35-28.49121 E-139-34-49.27001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2-12_22-46-45_000.jpg</text:p>
          </table:table-cell>
          <table:table-cell table:style-name="ce19" office:value-type="string">
            <text:p><text:s/>:PHOTO 記録 / @自室 / what=ティッシュペーパー / for=~ / occasion=終了：使い切った <text:s/>/ N-35-35-28.477478 E-139-34-49.270019</text:p>
          </table:table-cell>
          <table:table-cell table:style-name="ce21"/>
          <table:table-cell table:style-name="ce5" table:formula="of:=[.F14]" office:value-type="string" office:string-value="N-35-35-28.477478 E-139-34-49.270019">
            <text:p>N-35-35-28.477478 E-139-34-49.270019</text:p>
          </table:table-cell>
          <table:table-cell table:style-name="ce5" office:value-type="string">
            <text:p>N-35-35-28.477478 E-139-34-49.270019</text:p>
          </table:table-cell>
          <table:table-cell table:style-name="ce40" table:formula="of:=IF([.E14]=&quot;&quot;;[.C14];CONCATENATE([.C14];&quot; / &quot;;[.E14]))" office:value-type="string" office:string-value=" :PHOTO 記録 / @自室 / what=ティッシュペーパー / for=~ / occasion=終了：使い切った  / N-35-35-28.477478 E-139-34-49.270019 / N-35-35-28.477478 E-139-34-49.270019">
            <text:p><text:s/>:PHOTO 記録 / @自室 / what=ティッシュペーパー / for=~ / occasion=終了：使い切った <text:s/>/ N-35-35-28.477478 E-139-34-49.270019 / N-35-35-28.477478 E-139-34-49.27001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2-13_02-42-38_000.jpg</text:p>
          </table:table-cell>
          <table:table-cell table:style-name="ce12" office:value-type="string">
            <text:p>:m :PHOTO 寝た時刻 / 2022 / N-35-35-28.601074 E-139-34-49.215087</text:p>
          </table:table-cell>
          <table:table-cell table:style-name="ce19"/>
          <table:table-cell table:style-name="ce5" table:formula="of:=[.F15]" office:value-type="string" office:string-value="N-35-35-28.601074 E-139-34-49.215087">
            <text:p>N-35-35-28.601074 E-139-34-49.215087</text:p>
          </table:table-cell>
          <table:table-cell table:style-name="ce5" office:value-type="string">
            <text:p>N-35-35-28.601074 E-139-34-49.215087</text:p>
          </table:table-cell>
          <table:table-cell table:style-name="ce40" table:formula="of:=IF([.E15]=&quot;&quot;;[.C15];CONCATENATE([.C15];&quot; / &quot;;[.E15]))" office:value-type="string" office:string-value=":m :PHOTO 寝た時刻 / 2022 / N-35-35-28.601074 E-139-34-49.215087 / N-35-35-28.601074 E-139-34-49.215087">
            <text:p>:m :PHOTO 寝た時刻 / 2022 / N-35-35-28.601074 E-139-34-49.215087 / N-35-35-28.601074 E-139-34-49.21508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2-02-13_10-29-56_000.jpg</text:p>
          </table:table-cell>
          <table:table-cell table:style-name="ce19" office:value-type="string">
            <text:p>:m :th / topic=「量子力学を学ぶ」 / content=「量子力学を学びたい」のではない。「知りたいことを知りたい」 / lang=ja / N-35-35-28.559875 E-139-34-49.215087</text:p>
          </table:table-cell>
          <table:table-cell table:style-name="ce12"/>
          <table:table-cell table:style-name="ce5" table:formula="of:=[.F16]" office:value-type="string" office:string-value="N-35-35-28.559875 E-139-34-49.215087">
            <text:p>N-35-35-28.559875 E-139-34-49.215087</text:p>
          </table:table-cell>
          <table:table-cell table:style-name="ce5" office:value-type="string">
            <text:p>N-35-35-28.559875 E-139-34-49.215087</text:p>
          </table:table-cell>
          <table:table-cell table:style-name="ce40" table:formula="of:=IF([.E16]=&quot;&quot;;[.C16];CONCATENATE([.C16];&quot; / &quot;;[.E16]))" office:value-type="string" office:string-value=":m :th / topic=「量子力学を学ぶ」 / content=「量子力学を学びたい」のではない。「知りたいことを知りたい」 / lang=ja / N-35-35-28.559875 E-139-34-49.215087 / N-35-35-28.559875 E-139-34-49.215087">
            <text:p>:m :th / topic=「量子力学を学ぶ」 / content=「量子力学を学びたい」のではない。「知りたいことを知りたい」 / lang=ja / N-35-35-28.559875 E-139-34-49.215087 / N-35-35-28.559875 E-139-34-49.21508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2-02-13_10-30-42_000.jpg</text:p>
          </table:table-cell>
          <table:table-cell table:style-name="ce19" office:value-type="string">
            <text:p>:m :th / topic=「神を信じる」とは / content=自分が今夜死んだら、神の下へ帰るのだ。ということを、毫も疑っていない。 / lang=ja || :m :lets / action activity / やること / genre=言葉の意味：語義 / content=study about `de-colonization`, not `learn`. / N-35-35-28.573608 E-139-34-49.324951</text:p>
          </table:table-cell>
          <table:table-cell table:style-name="ce19"/>
          <table:table-cell table:style-name="ce5" table:formula="of:=[.F17]" office:value-type="string" office:string-value="N-35-35-28.573608 E-139-34-49.324951">
            <text:p>N-35-35-28.573608 E-139-34-49.324951</text:p>
          </table:table-cell>
          <table:table-cell table:style-name="ce5" office:value-type="string">
            <text:p>N-35-35-28.573608 E-139-34-49.324951</text:p>
          </table:table-cell>
          <table:table-cell table:style-name="ce40" table:formula="of:=IF([.E17]=&quot;&quot;;[.C17];CONCATENATE([.C17];&quot; / &quot;;[.E17]))" office:value-type="string" office:string-value=":m :th / topic=「神を信じる」とは / content=自分が今夜死んだら、神の下へ帰るのだ。ということを、毫も疑っていない。 / lang=ja || :m :lets / action activity / やること / genre=言葉の意味：語義 / content=study about `de-colonization`, not `learn`. / N-35-35-28.573608 E-139-34-49.324951 / N-35-35-28.573608 E-139-34-49.324951">
            <text:p>:m :th / topic=「神を信じる」とは / content=自分が今夜死んだら、神の下へ帰るのだ。ということを、毫も疑っていない。 / lang=ja || :m :lets / action activity / やること / genre=言葉の意味：語義 / content=study about `de-colonization`, not `learn`. / N-35-35-28.573608 E-139-34-49.324951 / N-35-35-28.573608 E-139-34-49.32495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2-13_17-18-58_000.jpg</text:p>
          </table:table-cell>
          <table:table-cell table:style-name="ce19" office:value-type="string">
            <text:p>:m RES 1*- / free# JVEMV6 68#_180:1 / 68. theoretical-physics(tp) / w=磁気モーメント,topics=遷移確率,other=~,s=~,i=~,doc=r-9-2~2.10#9.2;r-9-2~3.1#1 / N-35-35-25.14038 E-139-34-55.037841</text:p>
          </table:table-cell>
          <table:table-cell table:style-name="ce21"/>
          <table:table-cell table:style-name="ce5" table:formula="of:=[.F18]" office:value-type="string" office:string-value="N-35-35-25.14038 E-139-34-55.037841">
            <text:p>N-35-35-25.14038 E-139-34-55.037841</text:p>
          </table:table-cell>
          <table:table-cell table:style-name="ce5" office:value-type="string">
            <text:p>N-35-35-25.14038 E-139-34-55.037841</text:p>
          </table:table-cell>
          <table:table-cell table:style-name="ce40" table:formula="of:=IF([.E18]=&quot;&quot;;[.C18];CONCATENATE([.C18];&quot; / &quot;;[.E18]))" office:value-type="string" office:string-value=":m RES 1*- / free# JVEMV6 68#_180:1 / 68. theoretical-physics(tp) / w=磁気モーメント,topics=遷移確率,other=~,s=~,i=~,doc=r-9-2~2.10#9.2;r-9-2~3.1#1 / N-35-35-25.14038 E-139-34-55.037841 / N-35-35-25.14038 E-139-34-55.037841">
            <text:p>:m RES 1*- / free# JVEMV6 68#_180:1 / 68. theoretical-physics(tp) / w=磁気モーメント,topics=遷移確率,other=~,s=~,i=~,doc=r-9-2~2.10#9.2;r-9-2~3.1#1 / N-35-35-25.14038 E-139-34-55.037841 / N-35-35-25.14038 E-139-34-55.03784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13_14-55-43_000.mp4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-*">
            <text:p>-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13_14-56-19_000.mp4</text:p>
          </table:table-cell>
          <table:table-cell table:style-name="ce19" office:value-type="string">
            <text:p>:VIDEO / @自室 / 記録 / jap.flute / 演奏、play / R=1 / genr=todays-melody,for=~,key=~,tempo=~,R=~,i.f.=~,memo=~,elements=~,notes=~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 / 演奏、play / R=1 / genr=todays-melody,for=~,key=~,tempo=~,R=~,i.f.=~,memo=~,elements=~,notes=~,Re+,other=~">
            <text:p>:VIDEO / @自室 / 記録 / jap.flute / 演奏、play / R=1 / genr=todays-melody,for=~,key=~,tempo=~,R=~,i.f.=~,memo=~,elements=~,notes=~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4">2022/02/14</text:date>, <text:time>09:43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14T09:43:50.66</dc:date>
    <dc:creator>iwabuchi ken</dc:creator>
    <meta:editing-duration>P43DT6H58M1S</meta:editing-duration>
    <meta:editing-cycles>14545</meta:editing-cycles>
    <meta:document-statistic meta:table-count="2" meta:cell-count="511" meta:object-count="0"/>
    <meta:user-defined meta:name="qrichtext">1</meta:user-defined>
  </office:meta>
</office:document-meta>
</file>